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text-properties fo:text-transform="lowercase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P25" style:family="paragraph" style:parent-style-name="Texte_20_de_20_saisie">
      <style:text-properties fo:text-transform="lowercase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bold" style:language-asian="zxx" style:country-asian="none" style:font-weight-asian="bold" style:font-weight-complex="bold"/>
    </style:style>
    <style:style style:name="T7" style:family="text">
      <style:text-properties fo:text-transform="capitalize" fo:language="zxx" fo:country="none" fo:font-weight="normal" style:language-asian="zxx" style:country-asian="none" style:font-weight-asian="normal" style:font-weight-complex="normal"/>
    </style:style>
    <style:style style:name="T8" style:family="text">
      <style:text-properties fo:text-transform="capitalize" fo:font-size="8pt" fo:language="zxx" fo:country="none" style:font-size-asian="8pt" style:language-asian="zxx" style:country-asian="none"/>
    </style:style>
    <style:style style:name="T9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0" style:family="text">
      <style:text-properties fo:text-transform="lowercase" fo:language="zxx" fo:country="none" fo:font-weight="normal" style:language-asian="zxx" style:country-asian="none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18"/>
        <text:p text:style-name="P19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0"/>
            </table:table-cell>
            <table:table-cell table:style-name="Tableau1.A1" table:number-rows-spanned="6" office:value-type="string">
              <text:p text:style-name="P11"><text:span text:style-name="T6"><text:user-field-get text:name="referent_qual"/></text:span><text:span text:style-name="T3"> <text:s text:c="2"/></text:span><text:span text:style-name="T6"><text:user-field-get text:name="referent_nom"/></text:span><text:span text:style-name="T3"> <text:s/></text:span><text:span text:style-name="T6"><text:user-field-get text:name="referent_prenom"/></text:span></text:p>
              <text:p text:style-name="P12"><text:user-field-get text:name="structurereferente_num_voie"/> <text:user-field-get text:name="structurereferente_type_voie"/> <text:user-field-get text:name="structurereferente_nom_voie"/></text:p>
              <text:p text:style-name="P12"><text:user-field-get text:name="structurereferente_code_postal"/> <text:user-field-get text:name="structurereferente_ville"/></text:p>
              <text:p text:style-name="P12"/>
              <text:p text:style-name="P13"/>
            </table:table-cell>
          </table:table-row>
          <table:table-row>
            <table:table-cell table:style-name="Tableau1.A1" office:value-type="string">
              <text:p text:style-name="P7"><text:span text:style-name="T4">Réf. : </text:span>DPAS/SIS/BIJAS/BV/LD/LZ/<text:date style:data-style-name="N106" text:date-value="2012-07-25T10:32:34.73">2012</text:date></text:p>
            </table:table-cell>
            <table:covered-table-cell/>
          </table:table-row>
          <table:table-row>
            <table:table-cell table:style-name="Tableau1.A1" office:value-type="string">
              <text:p text:style-name="P9"><text:span text:style-name="T1">Affaire suivie par :</text:span><text:span text:style-name="T8"> </text:span><text:span text:style-name="T9"><text:user-field-get text:name="user_prenom">user_prenom</text:user-field-get></text:span><text:span text:style-name="T2"> </text:span><text:bookmark-start text:name="Texte7"/><text:span text:style-name="T9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5"/>
        <text:p text:style-name="P10"/>
        <text:p text:style-name="P10"/>
        <text:p text:style-name="P14"><text:span text:style-name="T7"><text:user-field-get text:name="referent_qual"/></text:span>,</text:p>
        <text:p text:style-name="P10"/>
        <text:p text:style-name="P16">Je vous prie de trouver ci-joint, une copie du courrier adressé à <text:s/><text:span text:style-name="T5"><text:user-field-get text:name="personne_qual"/></text:span> <text:s/><text:span text:style-name="T5"><text:user-field-get text:name="personne_prenom"/></text:span>, concernant sa demande d’Aide Personnalisée au Retour à l’Emploi.</text:p>
        <text:p text:style-name="P15"/>
        <text:p text:style-name="P15">Je vous remercie de votre collaboration et reste à votre disposition pour tout échange à ce sujet.</text:p>
        <text:p text:style-name="P15"/>
        <text:p text:style-name="P15">Je vous prie d'agréer, <text:span text:style-name="T7"><text:user-field-get text:name="referent_qual"/></text:span><text:span text:style-name="T7">, </text:span><text:span text:style-name="T10">l'expression de mes salutations distinguées.</text:span></text:p>
        <text:p text:style-name="P17"/>
        <text:p text:style-name="P17"/>
        <text:p text:style-name="P17"/>
        <text:p text:style-name="P21">Pour le Président du Conseil général</text:p>
        <text:p text:style-name="P21">et par délégation</text:p>
        <text:p text:style-name="P23"/>
        <text:p text:style-name="P23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32:34.70</dc:date>
    <meta:editing-duration>PT05H41M34S</meta:editing-duration>
    <meta:editing-cycles>29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3" meta:word-count="73" meta:character-count="489"/>
    <meta:user-defined meta:name="Info 1"/>
    <meta:user-defined meta:name="Info 2"/>
    <meta:user-defined meta:name="Info 3"/>
    <meta:user-defined meta:name="Info 4"/>
  </office:meta>
</office:document-meta>
</file>